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292" officeooo:paragraph-rsid="00135a60"/>
    </style:style>
    <style:style style:name="P2" style:family="paragraph" style:parent-style-name="Standard">
      <style:text-properties fo:font-weight="bold" officeooo:rsid="0001f292" officeooo:paragraph-rsid="00135a60" style:font-weight-asian="bold" style:font-weight-complex="bold"/>
    </style:style>
    <style:style style:name="P3" style:family="paragraph" style:parent-style-name="Standard">
      <style:text-properties fo:font-weight="bold" officeooo:rsid="000405aa" officeooo:paragraph-rsid="000405aa" style:font-weight-asian="bold" style:font-weight-complex="bold"/>
    </style:style>
    <style:style style:name="P4" style:family="paragraph" style:parent-style-name="Standard">
      <style:text-properties fo:font-weight="bold" officeooo:rsid="00046cec" officeooo:paragraph-rsid="00046cec" style:font-weight-asian="bold" style:font-weight-complex="bold"/>
    </style:style>
    <style:style style:name="P5" style:family="paragraph" style:parent-style-name="Standard">
      <style:text-properties fo:font-weight="bold" officeooo:rsid="00062953" officeooo:paragraph-rsid="00062953" style:font-weight-asian="bold" style:font-weight-complex="bold"/>
    </style:style>
    <style:style style:name="P6" style:family="paragraph" style:parent-style-name="Standard">
      <style:text-properties fo:font-weight="bold" officeooo:rsid="000978c3" officeooo:paragraph-rsid="000978c3" style:font-weight-asian="bold" style:font-weight-complex="bold"/>
    </style:style>
    <style:style style:name="P7" style:family="paragraph" style:parent-style-name="Standard">
      <style:text-properties fo:font-weight="bold" officeooo:rsid="001cef1c" officeooo:paragraph-rsid="001cef1c" style:font-weight-asian="bold" style:font-weight-complex="bold"/>
    </style:style>
    <style:style style:name="P8" style:family="paragraph" style:parent-style-name="Standard">
      <style:text-properties fo:font-weight="bold" officeooo:rsid="001ea5c6" officeooo:paragraph-rsid="001ea5c6" style:font-weight-asian="bold" style:font-weight-complex="bold"/>
    </style:style>
    <style:style style:name="P9" style:family="paragraph" style:parent-style-name="Standard">
      <style:text-properties fo:font-weight="bold" officeooo:rsid="001f4e20" officeooo:paragraph-rsid="001ea5c6" style:font-weight-asian="bold" style:font-weight-complex="bold"/>
    </style:style>
    <style:style style:name="P10" style:family="paragraph" style:parent-style-name="Standard">
      <style:text-properties fo:font-weight="bold" officeooo:rsid="0021ba1b" officeooo:paragraph-rsid="0021ba1b" style:font-weight-asian="bold" style:font-weight-complex="bold"/>
    </style:style>
    <style:style style:name="P11" style:family="paragraph" style:parent-style-name="Standard">
      <style:text-properties fo:font-size="15pt" fo:font-weight="bold" officeooo:rsid="0001f292" officeooo:paragraph-rsid="00135a60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0d12a2" officeooo:paragraph-rsid="000d12a2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89405" officeooo:paragraph-rsid="00189405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fo:font-weight="bold" officeooo:rsid="000405aa" officeooo:paragraph-rsid="000405aa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2a35c4" officeooo:paragraph-rsid="002a35c4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2pt" fo:font-weight="bold" officeooo:rsid="0002ca27" officeooo:paragraph-rsid="00135a60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0f0f3a" officeooo:paragraph-rsid="00135a60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38828" officeooo:paragraph-rsid="00138828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0d12a2" officeooo:paragraph-rsid="000d12a2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0ad064" officeooo:paragraph-rsid="00135a60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110571" officeooo:paragraph-rsid="00135a60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normal" officeooo:rsid="0002ca27" officeooo:paragraph-rsid="00135a60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0f0f3a" officeooo:paragraph-rsid="00135a60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38828" officeooo:paragraph-rsid="00138828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426d8" officeooo:paragraph-rsid="001426d8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5d49f" officeooo:paragraph-rsid="0015d49f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89405" officeooo:paragraph-rsid="00189405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26646" officeooo:paragraph-rsid="00135a6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6ad56" officeooo:paragraph-rsid="0016ad56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0ad064" officeooo:paragraph-rsid="00135a60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weight="normal" officeooo:rsid="000405aa" officeooo:paragraph-rsid="000405aa" style:font-weight-asian="normal" style:font-weight-complex="normal"/>
    </style:style>
    <style:style style:name="P32" style:family="paragraph" style:parent-style-name="Standard">
      <style:text-properties fo:font-weight="normal" officeooo:rsid="000d9ad5" officeooo:paragraph-rsid="000d9ad5" style:font-weight-asian="normal" style:font-weight-complex="normal"/>
    </style:style>
    <style:style style:name="P33" style:family="paragraph" style:parent-style-name="Standard">
      <style:text-properties fo:font-weight="normal" officeooo:rsid="001c32ac" officeooo:paragraph-rsid="001c32ac" style:font-weight-asian="normal" style:font-weight-complex="normal"/>
    </style:style>
    <style:style style:name="P34" style:family="paragraph" style:parent-style-name="Standard">
      <style:text-properties fo:font-weight="normal" officeooo:rsid="00046cec" officeooo:paragraph-rsid="00046cec" style:font-weight-asian="normal" style:font-weight-complex="normal"/>
    </style:style>
    <style:style style:name="P35" style:family="paragraph" style:parent-style-name="Standard">
      <style:text-properties fo:font-weight="normal" officeooo:rsid="00062953" officeooo:paragraph-rsid="000d9ad5" style:font-weight-asian="normal" style:font-weight-complex="normal"/>
    </style:style>
    <style:style style:name="P36" style:family="paragraph" style:parent-style-name="Standard">
      <style:text-properties fo:font-weight="normal" officeooo:rsid="0007bd0a" officeooo:paragraph-rsid="0007bd0a" style:font-weight-asian="normal" style:font-weight-complex="normal"/>
    </style:style>
    <style:style style:name="P37" style:family="paragraph" style:parent-style-name="Standard">
      <style:text-properties fo:font-weight="normal" officeooo:rsid="000978c3" officeooo:paragraph-rsid="000978c3" style:font-weight-asian="normal" style:font-weight-complex="normal"/>
    </style:style>
    <style:style style:name="P38" style:family="paragraph" style:parent-style-name="Standard">
      <style:text-properties fo:font-weight="normal" officeooo:rsid="001cef1c" officeooo:paragraph-rsid="001cef1c" style:font-weight-asian="normal" style:font-weight-complex="normal"/>
    </style:style>
    <style:style style:name="P39" style:family="paragraph" style:parent-style-name="Standard">
      <style:text-properties fo:font-weight="normal" officeooo:rsid="001e1360" officeooo:paragraph-rsid="001e1360" style:font-weight-asian="normal" style:font-weight-complex="normal"/>
    </style:style>
    <style:style style:name="P40" style:family="paragraph" style:parent-style-name="Standard">
      <style:text-properties fo:font-weight="normal" officeooo:rsid="001e1b90" officeooo:paragraph-rsid="001e1b90" style:font-weight-asian="normal" style:font-weight-complex="normal"/>
    </style:style>
    <style:style style:name="P41" style:family="paragraph" style:parent-style-name="Standard">
      <style:text-properties fo:font-weight="normal" officeooo:rsid="001e1b90" officeooo:paragraph-rsid="001ea5c6" style:font-weight-asian="normal" style:font-weight-complex="normal"/>
    </style:style>
    <style:style style:name="P42" style:family="paragraph" style:parent-style-name="Standard">
      <style:text-properties fo:font-weight="normal" officeooo:rsid="001ea5c6" officeooo:paragraph-rsid="001ea5c6" style:font-weight-asian="normal" style:font-weight-complex="normal"/>
    </style:style>
    <style:style style:name="P43" style:family="paragraph" style:parent-style-name="Standard">
      <style:text-properties fo:font-weight="normal" officeooo:rsid="0021ba1b" officeooo:paragraph-rsid="0021ba1b" style:font-weight-asian="normal" style:font-weight-complex="normal"/>
    </style:style>
    <style:style style:name="P44" style:family="paragraph" style:parent-style-name="Standard">
      <style:text-properties fo:font-weight="normal" officeooo:rsid="0027c852" officeooo:paragraph-rsid="0027c852" style:font-weight-asian="normal" style:font-weight-complex="normal"/>
    </style:style>
    <style:style style:name="P45" style:family="paragraph" style:parent-style-name="Standard">
      <style:text-properties fo:font-weight="normal" officeooo:paragraph-rsid="0027c852" style:font-weight-asian="normal" style:font-weight-complex="normal"/>
    </style:style>
    <style:style style:name="P46" style:family="paragraph" style:parent-style-name="Standard">
      <style:text-properties fo:font-weight="normal" officeooo:rsid="00251b35" officeooo:paragraph-rsid="00251b35" style:font-weight-asian="normal" style:font-weight-complex="normal"/>
    </style:style>
    <style:style style:name="P47" style:family="paragraph" style:parent-style-name="Standard">
      <style:text-properties fo:font-weight="normal" officeooo:rsid="0020bc9c" officeooo:paragraph-rsid="00251b35" style:font-weight-asian="normal" style:font-weight-complex="normal"/>
    </style:style>
    <style:style style:name="P48" style:family="paragraph" style:parent-style-name="Standard">
      <style:text-properties fo:font-weight="normal" officeooo:rsid="001f4e20" officeooo:paragraph-rsid="00203def" style:font-weight-asian="normal" style:font-weight-complex="normal"/>
    </style:style>
    <style:style style:name="P49" style:family="paragraph" style:parent-style-name="Standard">
      <style:text-properties officeooo:rsid="000405aa" officeooo:paragraph-rsid="00135a60"/>
    </style:style>
    <style:style style:name="P50" style:family="paragraph" style:parent-style-name="Standard">
      <style:text-properties officeooo:rsid="00046cec" officeooo:paragraph-rsid="00046cec"/>
    </style:style>
    <style:style style:name="P51" style:family="paragraph" style:parent-style-name="Standard">
      <style:text-properties officeooo:rsid="00062953" officeooo:paragraph-rsid="00062953"/>
    </style:style>
    <style:style style:name="P52" style:family="paragraph" style:parent-style-name="Standard">
      <style:text-properties officeooo:paragraph-rsid="00069519"/>
    </style:style>
    <style:style style:name="P53" style:family="paragraph" style:parent-style-name="Standard">
      <style:text-properties officeooo:rsid="0007bd0a" officeooo:paragraph-rsid="0007bd0a"/>
    </style:style>
    <style:style style:name="P54" style:family="paragraph" style:parent-style-name="Standard">
      <style:text-properties officeooo:rsid="00126fa5" officeooo:paragraph-rsid="00135a60"/>
    </style:style>
    <style:style style:name="P55" style:family="paragraph" style:parent-style-name="Standard">
      <style:text-properties officeooo:paragraph-rsid="00135a60"/>
    </style:style>
    <style:style style:name="P56" style:family="paragraph" style:parent-style-name="Standard">
      <style:text-properties officeooo:rsid="00189405" officeooo:paragraph-rsid="00189405"/>
    </style:style>
    <style:style style:name="P57" style:family="paragraph" style:parent-style-name="Standard">
      <style:text-properties officeooo:paragraph-rsid="001c32ac"/>
    </style:style>
    <style:style style:name="P58" style:family="paragraph" style:parent-style-name="Standard">
      <style:text-properties officeooo:paragraph-rsid="001e1b90"/>
    </style:style>
    <style:style style:name="P59" style:family="paragraph" style:parent-style-name="Standard">
      <style:text-properties officeooo:rsid="001ea5c6" officeooo:paragraph-rsid="001ea5c6"/>
    </style:style>
    <style:style style:name="P60" style:family="paragraph" style:parent-style-name="Standard">
      <style:text-properties officeooo:rsid="001ea5c6" officeooo:paragraph-rsid="00251b35"/>
    </style:style>
    <style:style style:name="P61" style:family="paragraph" style:parent-style-name="Standard">
      <style:text-properties officeooo:rsid="001f4e20" officeooo:paragraph-rsid="001f4e20"/>
    </style:style>
    <style:style style:name="P62" style:family="paragraph" style:parent-style-name="Standard">
      <style:text-properties officeooo:rsid="00203def" officeooo:paragraph-rsid="00203def"/>
    </style:style>
    <style:style style:name="P63" style:family="paragraph" style:parent-style-name="Standard">
      <style:text-properties officeooo:rsid="0020bc9c" officeooo:paragraph-rsid="0020bc9c"/>
    </style:style>
    <style:style style:name="P64" style:family="paragraph" style:parent-style-name="Standard">
      <style:text-properties officeooo:rsid="0021b15e" officeooo:paragraph-rsid="0021b15e"/>
    </style:style>
    <style:style style:name="P65" style:family="paragraph" style:parent-style-name="Standard">
      <style:text-properties officeooo:paragraph-rsid="0021ba1b"/>
    </style:style>
    <style:style style:name="P66" style:family="paragraph" style:parent-style-name="Standard">
      <style:text-properties officeooo:rsid="00233bd1" officeooo:paragraph-rsid="00233bd1"/>
    </style:style>
    <style:style style:name="P67" style:family="paragraph" style:parent-style-name="Standard">
      <style:text-properties officeooo:rsid="00264909" officeooo:paragraph-rsid="00264909"/>
    </style:style>
    <style:style style:name="P68" style:family="paragraph" style:parent-style-name="Standard">
      <style:text-properties officeooo:paragraph-rsid="0027c852"/>
    </style:style>
    <style:style style:name="P69" style:family="paragraph" style:parent-style-name="Standard">
      <style:text-properties officeooo:paragraph-rsid="00290d2e"/>
    </style:style>
    <style:style style:name="P70" style:family="paragraph" style:parent-style-name="Standard">
      <style:text-properties fo:font-size="12pt" fo:font-weight="bold" officeooo:rsid="0015d49f" officeooo:paragraph-rsid="0015d49f" style:font-size-asian="12pt" style:font-weight-asian="bold" style:font-size-complex="12pt" style:font-weight-complex="bold"/>
    </style:style>
    <style:style style:name="P71" style:family="paragraph" style:parent-style-name="Standard">
      <style:text-properties fo:font-size="12pt" fo:font-weight="normal" officeooo:rsid="0016ad56" officeooo:paragraph-rsid="0016ad56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language="en" fo:country="US" fo:font-weight="bold" officeooo:rsid="002c3fbe" officeooo:paragraph-rsid="002c3fbe" style:font-size-asian="12pt" style:font-weight-asian="bold" style:font-size-complex="12pt" style:font-weight-complex="bold"/>
    </style:style>
    <style:style style:name="P73" style:family="paragraph" style:parent-style-name="Standard">
      <style:text-properties officeooo:paragraph-rsid="002c3fbe"/>
    </style:style>
    <style:style style:name="P74" style:family="paragraph" style:parent-style-name="Standard">
      <style:text-properties officeooo:paragraph-rsid="002ccfc2"/>
    </style:style>
    <style:style style:name="T1" style:family="text">
      <style:text-properties officeooo:rsid="0001f2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6cec" style:font-weight-asian="bold" style:font-weight-complex="bold"/>
    </style:style>
    <style:style style:name="T4" style:family="text">
      <style:text-properties fo:font-weight="bold" officeooo:rsid="00062953" style:font-weight-asian="bold" style:font-weight-complex="bold"/>
    </style:style>
    <style:style style:name="T5" style:family="text">
      <style:text-properties fo:font-weight="bold" officeooo:rsid="00069519" style:font-weight-asian="bold" style:font-weight-complex="bold"/>
    </style:style>
    <style:style style:name="T6" style:family="text">
      <style:text-properties fo:font-weight="bold" officeooo:rsid="001f4e20" style:font-weight-asian="bold" style:font-weight-complex="bold"/>
    </style:style>
    <style:style style:name="T7" style:family="text">
      <style:text-properties fo:font-weight="bold" officeooo:rsid="0021ba1b" style:font-weight-asian="bold" style:font-weight-complex="bold"/>
    </style:style>
    <style:style style:name="T8" style:family="text">
      <style:text-properties fo:font-weight="bold" officeooo:rsid="001e1b90" style:font-weight-asian="bold" style:font-weight-complex="bold"/>
    </style:style>
    <style:style style:name="T9" style:family="text">
      <style:text-properties fo:font-weight="bold" officeooo:rsid="0027c852" style:font-weight-asian="bold" style:font-weight-complex="bold"/>
    </style:style>
    <style:style style:name="T10" style:family="text">
      <style:text-properties fo:font-weight="bold" officeooo:rsid="00290d2e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46cec" style:font-weight-asian="normal" style:font-weight-complex="normal"/>
    </style:style>
    <style:style style:name="T13" style:family="text">
      <style:text-properties fo:font-weight="normal" officeooo:rsid="00062953" style:font-weight-asian="normal" style:font-weight-complex="normal"/>
    </style:style>
    <style:style style:name="T14" style:family="text">
      <style:text-properties fo:font-weight="normal" officeooo:rsid="00069519" style:font-weight-asian="normal" style:font-weight-complex="normal"/>
    </style:style>
    <style:style style:name="T15" style:family="text">
      <style:text-properties fo:font-weight="normal" officeooo:rsid="001c32ac" style:font-weight-asian="normal" style:font-weight-complex="normal"/>
    </style:style>
    <style:style style:name="T16" style:family="text">
      <style:text-properties fo:font-weight="normal" officeooo:rsid="001e1b90" style:font-weight-asian="normal" style:font-weight-complex="normal"/>
    </style:style>
    <style:style style:name="T17" style:family="text">
      <style:text-properties fo:font-weight="normal" officeooo:rsid="00203def" style:font-weight-asian="normal" style:font-weight-complex="normal"/>
    </style:style>
    <style:style style:name="T18" style:family="text">
      <style:text-properties fo:font-weight="normal" officeooo:rsid="001f4e20" style:font-weight-asian="normal" style:font-weight-complex="normal"/>
    </style:style>
    <style:style style:name="T19" style:family="text">
      <style:text-properties fo:font-weight="normal" officeooo:rsid="0021ba1b" style:font-weight-asian="normal" style:font-weight-complex="normal"/>
    </style:style>
    <style:style style:name="T20" style:family="text">
      <style:text-properties fo:font-weight="normal" officeooo:rsid="00251b35" style:font-weight-asian="normal" style:font-weight-complex="normal"/>
    </style:style>
    <style:style style:name="T21" style:family="text">
      <style:text-properties fo:font-weight="normal" officeooo:rsid="0027c852" style:font-weight-asian="normal" style:font-weight-complex="normal"/>
    </style:style>
    <style:style style:name="T22" style:family="text">
      <style:text-properties fo:font-weight="normal" officeooo:rsid="00290d2e" style:font-weight-asian="normal" style:font-weight-complex="normal"/>
    </style:style>
    <style:style style:name="T23" style:family="text">
      <style:text-properties officeooo:rsid="00046cec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0f0f3a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126646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c3e21" style:font-size-asian="12pt" style:font-weight-asian="normal" style:font-size-complex="12pt" style:font-weight-complex="normal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0f0f3a" style:font-size-asian="12pt" style:font-weight-asian="bold" style:font-size-complex="12pt" style:font-weight-complex="bold"/>
    </style:style>
    <style:style style:name="T30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31" style:family="text">
      <style:text-properties fo:font-size="12pt" fo:language="en" fo:country="US" fo:font-weight="normal" officeooo:rsid="002c3fbe" style:font-size-asian="12pt" style:font-weight-asian="normal" style:font-size-complex="12pt" style:font-weight-complex="normal"/>
    </style:style>
    <style:style style:name="T32" style:family="text">
      <style:text-properties fo:font-size="12pt" fo:language="en" fo:country="US" fo:font-weight="normal" officeooo:rsid="002ccfc2" style:font-size-asian="12pt" style:font-weight-asian="normal" style:font-size-complex="12pt" style:font-weight-complex="normal"/>
    </style:style>
    <style:style style:name="T33" style:family="text">
      <style:text-properties fo:font-size="12pt" fo:language="en" fo:country="US" fo:font-weight="bold" officeooo:rsid="002c3fbe" style:font-size-asian="12pt" style:font-weight-asian="bold" style:font-size-complex="12pt" style:font-weight-complex="bold"/>
    </style:style>
    <style:style style:name="T34" style:family="text">
      <style:text-properties fo:font-size="12pt" fo:language="en" fo:country="US" fo:font-weight="bold" officeooo:rsid="002ccfc2" style:font-size-asian="12pt" style:font-weight-asian="bold" style:font-size-complex="12pt" style:font-weight-complex="bold"/>
    </style:style>
    <style:style style:name="T35" style:family="text">
      <style:text-properties fo:font-size="12pt" fo:language="en" fo:country="US" style:font-size-asian="12pt" style:font-size-complex="12pt"/>
    </style:style>
    <style:style style:name="T36" style:family="text">
      <style:text-properties fo:font-size="12pt" fo:language="en" fo:country="US" officeooo:rsid="002ccfc2" style:font-size-asian="12pt" style:font-size-complex="12pt"/>
    </style:style>
    <style:style style:name="T37" style:family="text">
      <style:text-properties officeooo:rsid="001426d8"/>
    </style:style>
    <style:style style:name="T38" style:family="text">
      <style:text-properties officeooo:rsid="0015d49f"/>
    </style:style>
    <style:style style:name="T39" style:family="text">
      <style:text-properties officeooo:rsid="001a8258"/>
    </style:style>
    <style:style style:name="T40" style:family="text">
      <style:text-properties officeooo:rsid="001e1b90"/>
    </style:style>
    <style:style style:name="T41" style:family="text">
      <style:text-properties officeooo:rsid="0027c852"/>
    </style:style>
    <style:style style:name="T42" style:family="text">
      <style:text-properties fo:color="#c9211e" loext:opacity="100%" officeooo:rsid="0027c852"/>
    </style:style>
    <style:style style:name="T43" style:family="text">
      <style:text-properties fo:color="#c9211e" loext:opacity="100%" fo:font-size="12pt" fo:language="en" fo:country="US" fo:font-weight="bold" officeooo:rsid="002ccfc2" style:font-size-asian="12pt" style:font-weight-asian="bold" style:font-size-complex="12pt" style:font-weight-complex="bold"/>
    </style:style>
    <style:style style:name="T44" style:family="text">
      <style:text-properties officeooo:rsid="002ccf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tocol AMQP 0-9-1</text:p>
      <text:p text:style-name="P31">For message exchange</text:p>
      <text:p text:style-name="P31">AMQP entities: exchange(post msg to it), queue, binding(rule to bind exchange to queue)</text:p>
      <text:p text:style-name="P31"/>
      <text:p text:style-name="P3">Exchange types</text:p>
      <text:p text:style-name="P3"><text:span text:style-name="T11">Direct.</text:span> <text:span text:style-name="T11">Route message to queue using </text:span>routing key<text:span text:style-name="T11">(string, like name of a queue). </text:span><text:span text:style-name="T39">Key may be non-<text:tab/>unique → route to many queues.</text:span></text:p>
      <text:p text:style-name="P31">Default. Like dirrect, but without exchange name.</text:p>
      <text:p text:style-name="P31">Fanout. <text:span text:style-name="T23">Route msg to all queues, which are </text:span><text:span text:style-name="T3">bind to exchange</text:span><text:span text:style-name="T23">, ingnoring routing key.</text:span></text:p>
      <text:p text:style-name="P57"><text:span text:style-name="T12">Topic. Route according </text:span><text:span text:style-name="T3">routing key</text:span><text:span text:style-name="T12"> and </text:span><text:span text:style-name="T3">pattern</text:span><text:span text:style-name="T12"> for binding: *.</text:span><text:span text:style-name="T15">orange.*, #.green. </text:span></text:p>
      <text:p text:style-name="P33"><text:tab/>Binding pattern is dot-separated words with wildcards: * - any exactly 1 word; # - 0 or more <text:tab/>words. Routing key also consists of dot-separated words.</text:p>
      <text:p text:style-name="P34">Header. Route using headers. Any/all header match is defined by binding param x-match(any/all)</text:p>
      <text:p text:style-name="P34"/>
      <text:p text:style-name="P4">Queues</text:p>
      <text:p text:style-name="P50"><text:span text:style-name="T11">Durability. Durable queues </text:span><text:span text:style-name="T13">store msg on disk, so they survive the restart of server. </text:span><text:span text:style-name="T4">Msg should be marked as durable too.</text:span></text:p>
      <text:p text:style-name="P35">Exclusive Queue. Can be used only by connection, which declared it.</text:p>
      <text:p text:style-name="P32">Auto-delete Queue. It is auto deleted, when all Consumers unsubscribe.</text:p>
      <text:p text:style-name="P34"/>
      <text:p text:style-name="P5"><text:span text:style-name="T23">C</text:span>onsumers</text:p>
      <text:p text:style-name="P51"><text:span text:style-name="T11">Msg may be “pushed” to consumer </text:span><text:span text:style-name="T2">or</text:span><text:span text:style-name="T11"> consumer may “pull” msg it self.</text:span></text:p>
      <text:p text:style-name="P52"><text:span text:style-name="T14">Auto aknowledge msg (after it is received) </text:span><text:span text:style-name="T5">or</text:span><text:span text:style-name="T14"> manually – after(during) processing. </text:span></text:p>
      <text:p text:style-name="P53"><text:span text:style-name="T14">M</text:span><text:span text:style-name="T11">ay reject msg </text:span><text:span text:style-name="T2">and</text:span><text:span text:style-name="T11"> to ask to discard </text:span><text:span text:style-name="T2">or</text:span><text:span text:style-name="T11"> re-queue msg.</text:span></text:p>
      <text:p text:style-name="P36"/>
      <text:p text:style-name="P6">Connections</text:p>
      <text:p text:style-name="P37">Are long-living TCP <text:s/>connections.</text:p>
      <text:p text:style-name="P37"/>
      <text:p text:style-name="P6">Channels</text:p>
      <text:p text:style-name="P37">Short living, belongs to some connection. Needed not to have many connections.</text:p>
      <text:p text:style-name="P36"/>
      <text:p text:style-name="P36"/>
      <text:p text:style-name="P11">RabbitMQ</text:p>
      <text:p text:style-name="P16">Install</text:p>
      <text:p text:style-name="P22"><text:a xlink:type="simple" xlink:href="https://www.rabbitmq.com/install-debian.html#apt-packagecloud" text:style-name="Internet_20_link" text:visited-style-name="Visited_20_Internet_20_Link">https://www.rabbitmq.com/install-debian.html#apt-packagecloud</text:a></text:p>
      <text:p text:style-name="P22"/>
      <text:p text:style-name="P17">Virtual host</text:p>
      <text:p text:style-name="P54"><text:span text:style-name="T29">T</text:span><text:span text:style-name="T28">here is default vhost with name /</text:span></text:p>
      <text:p text:style-name="P55"><text:span text:style-name="T25">C</text:span><text:span text:style-name="T26">reate: rabbitmqctl add_vhost &lt;vhost name&gt;</text:span></text:p>
      <text:p text:style-name="P55"><text:span text:style-name="T26">List: </text:span><text:span text:style-name="T25">rabbitmqctl list_vhosts &lt;</text:span><text:span text:style-name="T26">vhost name&gt;</text:span></text:p>
      <text:p text:style-name="P28">Delete: rabbitmqctl delete_vhost &lt;host name&gt;</text:p>
      <text:p text:style-name="P17"/>
      <text:p text:style-name="P17">Create user</text:p>
      <text:p text:style-name="P23">Create user: <text:span text:style-name="T1">rabbitmqctl add_user &lt;user name&gt; &lt;user passw&gt;</text:span></text:p>
      <text:p text:style-name="P23">Set permissions: rabbitmqctl set_permissions [-p vhostpath] {user} ‘conf’ ’write’ ’read’</text:p>
      <text:p text:style-name="P23">conf, write, read – regular expressions, names of resources</text:p>
      <text:p text:style-name="P23">‘.*’ - any resource, ‘^$’ - no resource</text:p>
      <text:p text:style-name="P22"/>
      <text:p text:style-name="P20"><text:soft-page-break/>Default client port</text:p>
      <text:p text:style-name="P30">5672</text:p>
      <text:p text:style-name="P30"/>
      <text:p text:style-name="P21">Actions with user</text:p>
      <text:p text:style-name="P30">rabbitmqctl delete_user 'username'</text:p>
      <text:p text:style-name="P30">rabbitmqctl list_users --formatter=json</text:p>
      <text:p text:style-name="P11"/>
      <text:p text:style-name="P2">Enable web-based management</text:p>
      <text:p text:style-name="P1">Enable plugin: rabbitmq-plugins enable rabbitmq_management</text:p>
      <text:p text:style-name="P1">Add user: rabbitmqctl add_user &lt;user name&gt; &lt;user passw&gt;</text:p>
      <text:p text:style-name="P55"><text:span text:style-name="T1">Assign permission to user: </text:span>rabbitmqctl set_user_tags <text:span text:style-name="T1">&lt;user name&gt;</text:span> <text:span text:style-name="T1">&lt;tags&gt;</text:span></text:p>
      <text:p text:style-name="P1">List of permissions: <text:a xlink:type="simple" xlink:href="https://www.rabbitmq.com/management.html#permissions" text:style-name="Internet_20_link" text:visited-style-name="Visited_20_Internet_20_Link">https://www.rabbitmq.com/management.html#permissions</text:a></text:p>
      <text:p text:style-name="P49"><text:span text:style-name="T11">Monitoring page is here: http://{node-hostname}:</text:span><text:span text:style-name="T2">15672</text:span></text:p>
      <text:p text:style-name="P36"/>
      <text:p text:style-name="P7">Enable plugin for JMS</text:p>
      <text:p text:style-name="P38">rabbitmq-plugins enable rabbitmq_jms_topic_exchange</text:p>
      <text:p text:style-name="P36"/>
      <text:p text:style-name="P13">Get connection</text:p>
      <text:p text:style-name="P27">factory = new ConnectionFactory();</text:p>
      <text:p text:style-name="P27">factory.setHost();</text:p>
      <text:p text:style-name="P27">factory.setPort();</text:p>
      <text:p text:style-name="P27">factory.setVirtualHost();</text:p>
      <text:p text:style-name="P27">factory.setUsername();</text:p>
      <text:p text:style-name="P27">factory.setPassword()</text:p>
      <text:p text:style-name="P27">factory.newConnection();</text:p>
      <text:p text:style-name="P27"/>
      <text:p text:style-name="P27">Declare AMQP entities</text:p>
      <text:p text:style-name="P27">channel.exchangeDeclare(&lt;exchange name&gt;, &lt;exchange type(see above)&gt;)</text:p>
      <text:p text:style-name="P27">channel.queueDeclare(…)</text:p>
      <text:p text:style-name="P56"><text:span text:style-name="T24">channel.queueBinding(&lt;queue name&gt;, &lt;xchange name&gt;, &lt;routing key for binding&gt;) - </text:span><text:span text:style-name="T27">there may be <text:tab/>many bindings with different routing key</text:span></text:p>
      <text:p text:style-name="P19"/>
      <text:p text:style-name="P18">Publish message</text:p>
      <text:p text:style-name="P24"><text:span text:style-name="T38">channel.</text:span>basicPublish()</text:p>
      <text:p text:style-name="P24">mandatory – if true → msg, which can not be routed to queue will be returned to sender. <text:span text:style-name="T37">Zero queue</text:span></text:p>
      <text:p text:style-name="P25">To build BasicProperties: new BasicProperties.Builder() and set headers and other</text:p>
      <text:p text:style-name="P25"/>
      <text:p text:style-name="P25">To receive confirmation: channel.confirmSelect()</text:p>
      <text:p text:style-name="P25">Confirmation is asynchronous.</text:p>
      <text:p text:style-name="P25">To wait for confirmations: channel.waitForConfirmsOrDie(timeout) – throws exception if no confirmation.</text:p>
      <text:p text:style-name="P25">To add listener of confirmations: channel.addConfirmListener(…)</text:p>
      <text:p text:style-name="P25"/>
      <text:p text:style-name="P70">Consume messages</text:p>
      <text:p text:style-name="P26">Messages are prefetched for consumer, to set number of prefetched msg: channel.basicQos(number of prefetched messages)</text:p>
      <text:p text:style-name="P26"/>
      <text:p text:style-name="P26">channel.basicConsume(…)</text:p>
      <text:p text:style-name="P26"><text:soft-page-break/>autoAck – auto ack right after reception</text:p>
      <text:p text:style-name="P26">noLocal – if true, no routing of messages from same connection(channel created). Not supported</text:p>
      <text:p text:style-name="P26">exclusive – single consumer for queue; fails if something is already registered</text:p>
      <text:p text:style-name="P26">Consumer – interface with all callbacks</text:p>
      <text:p text:style-name="P26">DeliverCallback – functional interf., invoked when delivered</text:p>
      <text:p text:style-name="P26">CancelCallback – functional interf., invoked when consumer is disconnected from queue</text:p>
      <text:p text:style-name="P29"/>
      <text:p text:style-name="P29">channel.basicAck(…)</text:p>
      <text:p text:style-name="P29">deliveryTag – get from envelope of message</text:p>
      <text:p text:style-name="P29">multiple – if true, ack all messages with smaller deliveryTags</text:p>
      <text:p text:style-name="P29">channel.basicReject(…)</text:p>
      <text:p text:style-name="P29">deliveryTag – see above</text:p>
      <text:p text:style-name="P29">requeue – if true, put msg to the head of queue again; if false, discard msg.</text:p>
      <text:p text:style-name="P29"/>
      <text:p text:style-name="P29">channel.basicNack(…) - same as Reject but has arg multiple(see above).</text:p>
      <text:p text:style-name="P29"/>
      <text:p text:style-name="P72">Reply to incoming message</text:p>
      <text:p text:style-name="P73"><text:span text:style-name="T31">1) Send response to dedicated que (for responses). Sender sets it’s name in header </text:span><text:span text:style-name="T33">“reply-to”</text:span></text:p>
      <text:p text:style-name="P73"><text:span text:style-name="T33"/></text:p>
      <text:p text:style-name="P73"><text:span text:style-name="T31">2) Dirrect response. </text:span><text:span text:style-name="T33">In fact</text:span><text:span text:style-name="T31"> response will go dirrectly to sender </text:span><text:span text:style-name="T33">without any ques</text:span><text:span text:style-name="T31">: → rabbitmq-server → sender. </text:span><text:span text:style-name="T32">To use this:</text:span></text:p>
      <text:p text:style-name="P73"><text:span text:style-name="T32">- sender sets header “reply-to” = “amq.rabbitmq.reply-to” – this que does NOT exist and should NOT be created.</text:span></text:p>
      <text:p text:style-name="P73"><text:span text:style-name="T32">- Responder publishes response to </text:span><text:span text:style-name="T34">default exchange</text:span><text:span text:style-name="T32"> (“”) with routing key from “reply-to”</text:span></text:p>
      <text:p text:style-name="P74"><text:span text:style-name="T32">- Sender listens (pseudo) que “amq.rabbitmq.reply-to” in </text:span><text:span text:style-name="T34">no-ack mode</text:span><text:span text:style-name="T32">.</text:span></text:p>
      <text:p text:style-name="P74"><text:span text:style-name="T43">There IS some way to check, that sender listens to response!!</text:span></text:p>
      <text:p text:style-name="P73"><text:span text:style-name="T32"><text:tab/></text:span></text:p>
      <text:p text:style-name="P73"><text:span text:style-name="T32"/></text:p>
      <text:p text:style-name="P12">JMS</text:p>
      <text:p text:style-name="P39"><text:span text:style-name="T40">Delivery method: </text:span>Point-to-point and Publish/subscribe</text:p>
      <text:p text:style-name="P40"/>
      <text:p text:style-name="P40">Message consists:</text:p>
      <text:p text:style-name="P40">header – for every msg, to routie and identify a msg</text:p>
      <text:p text:style-name="P40">properties – optional, key-value pairs, like extension to headers, to filter msgs</text:p>
      <text:p text:style-name="P40">body – optional, types:</text:p>
      <text:p text:style-name="P40"><text:tab/>Message – no body</text:p>
      <text:p text:style-name="P40"><text:tab/>Stream/Map/Text/Object/ByteMessage</text:p>
      <text:p text:style-name="P40"/>
      <text:p text:style-name="P8">Produce/Consume</text:p>
      <text:p text:style-name="P42">Need Session and Destination</text:p>
      <text:p text:style-name="P58"><text:span text:style-name="T16">ConnectionFactory → Connection → Session(&lt;transactional or not&gt;, &lt;acknowledge t</text:span><text:span text:style-name="T21">ype(see below)</text:span><text:span text:style-name="T16">&gt;)</text:span></text:p>
      <text:p text:style-name="P40">create Destinaition</text:p>
      <text:p text:style-name="P42"><text:span text:style-name="T40">C</text:span>onnection <text:span text:style-name="T2">should be stated </text:span><text:span text:style-name="T6">after Producer(??) and Consumer are configured</text:span></text:p>
      <text:p text:style-name="P9"/>
      <text:p text:style-name="P44"><text:span text:style-name="T6">A</text:span><text:span text:style-name="T2">cknowledge type</text:span></text:p>
      <text:p text:style-name="P44">Session.AUTO_ACKNOWLEDGE</text:p>
      <text:p text:style-name="P68"><text:soft-page-break/><text:span text:style-name="T21">Session.CLIENT_ACKNOWLEDGE – client should call message.acknowledge(), works on session <text:tab/>level – ack all messages which are already consumed(</text:span><text:span text:style-name="T9">not necessery to ack the last consumed, <text:tab/>may ack even 1-st and all will be acked</text:span><text:span text:style-name="T21">).</text:span></text:p>
      <text:p text:style-name="P45"><text:span text:style-name="T41">Session.DUMPS_OK_ACKNOWLEDGE – </text:span><text:span text:style-name="T42">some lazy ack???</text:span></text:p>
      <text:p text:style-name="P69"><text:span text:style-name="T16">I</text:span><text:span text:style-name="T22">f session terminates, all not acked(</text:span><text:span text:style-name="T10">even possibly consumed</text:span><text:span text:style-name="T22">) msg will be re-delivered.</text:span></text:p>
      <text:p text:style-name="P41"/>
      <text:p text:style-name="P8"><text:span text:style-name="T40">P</text:span>roduce</text:p>
      <text:p text:style-name="P41">create MessageProducer = session.createProducer(Destination)</text:p>
      <text:p text:style-name="P64"><text:span text:style-name="T16">M</text:span><text:span text:style-name="T11">essage = session.create***Message()</text:span></text:p>
      <text:p text:style-name="P63"><text:span text:style-name="T16">p</text:span><text:span text:style-name="T11">roducer.send(Message)</text:span></text:p>
      <text:p text:style-name="P10"/>
      <text:p text:style-name="P65"><text:span text:style-name="T19">Persistent delivery mode – msg not lost if JMS provider fails, by </text:span><text:span text:style-name="T7">default</text:span><text:span text:style-name="T19"> mode is </text:span><text:span text:style-name="T7">DeliveryMode.PERSISTENT.</text:span><text:span text:style-name="T19"> May be configured:</text:span></text:p>
      <text:p text:style-name="P43">1) producer.setDeliveryMode(…)</text:p>
      <text:p text:style-name="P43">2) producer.send(Message, DeliveryMode, priority(see below), expiration time(see below))</text:p>
      <text:p text:style-name="P43"/>
      <text:p text:style-name="P66"><text:span text:style-name="T19">P</text:span><text:span text:style-name="T11">riority – instruct to send </text:span><text:span text:style-name="T20">more priority msg first. Configure by</text:span></text:p>
      <text:p text:style-name="P46">1) producer.setPriority(…)</text:p>
      <text:p text:style-name="P46">2) producer.send(…) - see above</text:p>
      <text:p text:style-name="P46"/>
      <text:p text:style-name="P60"><text:span text:style-name="T20">E</text:span><text:span text:style-name="T19">xpiration time – </text:span><text:span text:style-name="T20">messages may expire, by default – not. Configure by</text:span></text:p>
      <text:p text:style-name="P46">1) producer.setTimeToLive(… )</text:p>
      <text:p text:style-name="P46">2) producer.send(…) - see above</text:p>
      <text:p text:style-name="P47"/>
      <text:p text:style-name="P59"><text:span text:style-name="T8">C</text:span><text:span text:style-name="T2">onsume</text:span></text:p>
      <text:p text:style-name="P42">create MessageConsumer = session.createConsume(Destination)</text:p>
      <text:p text:style-name="P61"><text:span text:style-name="T17">Sync: </text:span><text:span text:style-name="T11">Message = consumer.receive(&lt;optional timeout&gt;)</text:span></text:p>
      <text:p text:style-name="P62"><text:span text:style-name="T11">Async – set listener: </text:span><text:span text:style-name="T18">consumer.setMessageListener(MessageListener)</text:span></text:p>
      <text:p text:style-name="P48"/>
      <text:p text:style-name="P67"><text:span text:style-name="T18">I</text:span><text:span text:style-name="T11">n case of topics. If usual consumer shuts down, it looses all msg, that are still publishing to topic. </text:span><text:span text:style-name="T2">Durable Subscriber</text:span><text:span text:style-name="T11"> will not loose them, all messages will be received after subsc. recovery</text:span></text:p>
      <text:p text:style-name="P67"><text:span text:style-name="T11">session.createDurableSubscriber(&lt;</text:span><text:span text:style-name="T2">only</text:span><text:span text:style-name="T11"> topic&gt;, &lt;unique id of subscriber – String&gt;)</text:span></text:p>
      <text:p text:style-name="P67"><text:span text:style-name="T11">Durable subscriber </text:span><text:span text:style-name="T2">should be closed</text:span><text:span text:style-name="T11">.</text:span></text:p>
      <text:p text:style-name="P42"/>
      <text:p text:style-name="P15">RabbitMQ as JMS provider</text:p>
      <text:p text:style-name="P40"><text:a xlink:type="simple" xlink:href="https://www.rabbitmq.com/jms-client.html" text:style-name="Internet_20_link" text:visited-style-name="Visited_20_Internet_20_Link">https://www.rabbitmq.com/jms-client.html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18T14:49:11.439000000</dc:date>
    <meta:editing-duration>PT4H19M3S</meta:editing-duration>
    <meta:editing-cycles>27</meta:editing-cycles>
    <meta:document-statistic meta:table-count="0" meta:image-count="0" meta:object-count="0" meta:page-count="4" meta:paragraph-count="132" meta:word-count="877" meta:character-count="6766" meta:non-whitespace-character-count="5982"/>
  </office:meta>
</office:document-meta>
</file>